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_templat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 calcext:value-type="string">
            <text:p>#ebus specification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4"/>
          <table:table-cell table:style-name="ce2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4"/>
          <table:table-cell table:style-name="ce2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ll;1=l;2=m³</text:p>
          </table:table-cell>
          <table:table-cell table:style-name="ce2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ny;1=oil;2=gas</text:p>
          </table:table-cell>
          <table:table-cell table:style-name="ce2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arts;1=hours 1;2=hours 2;3=hours 3;4=hours 4;5=modulation;16=amount</text:p>
          </table:table-cell>
          <table:table-cell table:style-name="ce2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55=stop;0xaa=start</text:p>
          </table:table-cell>
          <table:table-cell table:style-name="ce2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op;1=cyclic;2=event;3=single;3=cyclic and event</text:p>
          </table:table-cell>
          <table:table-cell table:style-name="ce2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2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none;0x01=stop pump;0x02=start pump;0x03=stop consumer;0x04=start consum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5"/>
          <table:table-cell table:style-name="ce2"/>
          <table:table-cell table:style-name="ce2" office:value-type="string" calcext:value-type="string">
            <text:p>Uhrz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4"/>
          <table:table-cell table:style-name="ce2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4"/>
          <table:table-cell table:style-name="ce2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#vaillant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5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/>
          <table:table-cell table:style-name="ce2" office:value-type="string" calcext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5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2" office:value-type="string" calcext:value-type="string">
            <text:p>ULG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ULG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4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1</text:p>
          </table:table-cell>
          <table:table-cell table:style-name="ce2"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1-4</text:p>
          </table:table-cell>
          <table:table-cell office:value-type="string" calcext:value-type="string">
            <text:p>pin1;pin1;pin1;pin1</text:p>
          </table:table-cell>
          <table:table-cell table:number-columns-repeated="1021"/>
        </table:table-row>
        <table:table-row table:style-name="ro2" table:number-rows-repeated="1048321">
          <table:table-cell table:number-columns-repeated="1023"/>
        </table:table-row>
        <table:table-row table:style-name="ro2" table:number-rows-repeated="170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_templates.A1:_templates.E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0:45:16.2682903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0:51:12.026429821</dc:date>
    <meta:editing-duration>P19DT17H10M27S</meta:editing-duration>
    <meta:editing-cycles>96</meta:editing-cycles>
    <meta:generator>LibreOffice/4.2.6.3$Linux_X86_64 LibreOffice_project/420m0$Build-3</meta:generator>
    <meta:document-statistic meta:table-count="1" meta:cell-count="261" meta:object-count="0"/>
  </office:meta>
</office:document-meta>
</file>